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729fcf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cm" svg:stroke-color="#3465a4" draw:stroke-linejoin="round" svg:stroke-linecap="butt" draw:fill="none" draw:fill-color="#729fc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svg:stroke-color="#3465a4" draw:stroke-linejoin="none" svg:stroke-linecap="butt" draw:fill="solid" draw:fill-color="#729fc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cm" svg:stroke-color="#3465a4" draw:stroke-linejoin="round" svg:stroke-linecap="butt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712cm" fo:min-width="0.3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12cm" fo:min-width="0.21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712cm" fo:min-width="0.4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412cm" fo:min-width="0.2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712cm" fo:min-width="0.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712cm" fo:min-width="1.1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712cm" fo:min-width="0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729fcf" draw:textarea-horizontal-align="center" draw:textarea-vertical-align="middle"/>
    </style:style>
    <style:style style:name="gr13" style:family="graphic" style:parent-style-name="standard">
      <style:graphic-properties draw:stroke="solid" draw:stroke-dash="Dashed_20__28_var_29__20_4" svg:stroke-width="0cm" svg:stroke-color="#000000" draw:stroke-linejoin="round" svg:stroke-linecap="butt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712cm" fo:min-width="0.3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712cm" fo:min-width="0.45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412cm" fo:min-width="0.10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712cm" fo:min-width="0.35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draw:stroke-dash="Dashed_20__28_var_29__20_4" svg:stroke-width="0.102cm" svg:stroke-color="#ef413d" draw:stroke-linejoin="round" svg:stroke-linecap="butt" draw:fill="none" draw:fill-color="#000000" draw:textarea-horizontal-align="center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823cm" fo:min-width="0.205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cm" fo:min-width="0.43cm"/>
    </style:style>
    <style:style style:name="gr23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.521cm" fo:min-width="0cm"/>
    </style:style>
    <style:style style:name="gr24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.34cm" fo:min-width="0cm"/>
    </style:style>
    <style:style style:name="gr25" style:family="graphic" style:parent-style-name="standard">
      <style:graphic-properties svg:stroke-color="#ed1c24" draw:fill="solid" draw:fill-color="#ed1c2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8pt" style:font-name-complex="Liberation Sans" style:font-size-complex="18pt" style:text-scale="100%" style:text-overline-style="none" style:text-overline-color="font-color"/>
    </style:style>
    <style:style style:name="P5" style:family="paragraph">
      <loext:graphic-properties draw:fill="none" draw:fill-color="#ffffff"/>
      <style:paragraph-properties style:writing-mode="lr-tb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d1c24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8pt" style:font-name-complex="Liberation Sans" style:font-size-complex="18pt" style:text-scale="100%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.5pt" style:font-name-complex="Liberation Sans" style:font-size-complex="10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74cm" svg:height="0.55cm" svg:x="4.402cm" svg:y="1.459cm" svg:viewBox="0 0 1675 551" draw:points="838,551 0,551 0,0 1675,0 1675,551">
          <text:p/>
        </draw:polygon>
        <draw:polygon draw:style-name="gr2" draw:text-style-name="P2" draw:layer="layout" svg:width="1.674cm" svg:height="0.55cm" svg:x="4.402cm" svg:y="1.459cm" svg:viewBox="0 0 1675 551" draw:points="838,551 0,551 0,0 1675,0 1675,551">
          <text:p/>
        </draw:polygon>
        <draw:polygon draw:style-name="gr3" draw:text-style-name="P1" draw:layer="layout" svg:width="1.674cm" svg:height="0.55cm" svg:x="9.201cm" svg:y="1.459cm" svg:viewBox="0 0 1675 551" draw:points="838,551 0,551 0,0 1675,0 1675,551">
          <text:p/>
        </draw:polygon>
        <draw:polygon draw:style-name="gr2" draw:text-style-name="P2" draw:layer="layout" svg:width="1.674cm" svg:height="0.55cm" svg:x="9.201cm" svg:y="1.459cm" svg:viewBox="0 0 1675 551" draw:points="838,551 0,551 0,0 1675,0 1675,551">
          <text:p/>
        </draw:polygon>
        <draw:polygon draw:style-name="gr3" draw:text-style-name="P1" draw:layer="layout" svg:width="1.674cm" svg:height="0.55cm" svg:x="4.402cm" svg:y="5.359cm" svg:viewBox="0 0 1675 551" draw:points="838,551 0,551 0,0 1675,0 1675,551">
          <text:p/>
        </draw:polygon>
        <draw:polygon draw:style-name="gr2" draw:text-style-name="P2" draw:layer="layout" svg:width="1.674cm" svg:height="0.55cm" svg:x="4.402cm" svg:y="5.359cm" svg:viewBox="0 0 1675 551" draw:points="838,551 0,551 0,0 1675,0 1675,551">
          <text:p/>
        </draw:polygon>
        <draw:polygon draw:style-name="gr3" draw:text-style-name="P1" draw:layer="layout" svg:width="1.674cm" svg:height="0.55cm" svg:x="9.301cm" svg:y="5.359cm" svg:viewBox="0 0 1675 551" draw:points="838,551 0,551 0,0 1675,0 1675,551">
          <text:p/>
        </draw:polygon>
        <draw:polygon draw:style-name="gr2" draw:text-style-name="P2" draw:layer="layout" svg:width="1.674cm" svg:height="0.55cm" svg:x="9.301cm" svg:y="5.359cm" svg:viewBox="0 0 1675 551" draw:points="838,551 0,551 0,0 1675,0 1675,551">
          <text:p/>
        </draw:polygon>
        <draw:polygon draw:style-name="gr3" draw:text-style-name="P1" draw:layer="layout" svg:width="0.55cm" svg:height="1.674cm" svg:x="7.469cm" svg:y="2.801cm" svg:viewBox="0 0 551 1675" draw:points="551,838 551,1675 0,1675 0,0 551,0">
          <text:p/>
        </draw:polygon>
        <draw:polygon draw:style-name="gr2" draw:text-style-name="P2" draw:layer="layout" svg:width="0.55cm" svg:height="1.674cm" svg:x="7.469cm" svg:y="2.801cm" svg:viewBox="0 0 551 1675" draw:points="551,838 551,1675 0,1675 0,0 551,0">
          <text:p/>
        </draw:polygon>
        <draw:polyline draw:style-name="gr4" draw:text-style-name="P3" draw:layer="layout" svg:width="1.653cm" svg:height="1.066cm" svg:x="2.749cm" svg:y="1.735cm" svg:viewBox="0 0 1654 1067" draw:points="1654,0 0,0 0,1067">
          <text:p/>
        </draw:polyline>
        <draw:polyline draw:style-name="gr4" draw:text-style-name="P3" draw:layer="layout" svg:width="1.653cm" svg:height="0.989cm" svg:x="2.749cm" svg:y="4.645cm" svg:viewBox="0 0 1654 990" draw:points="0,0 0,990 1654,990">
          <text:p/>
        </draw:polyline>
        <draw:polyline draw:style-name="gr4" draw:text-style-name="P3" draw:layer="layout" svg:width="3.224cm" svg:height="1.158cm" svg:x="6.078cm" svg:y="4.476cm" svg:viewBox="0 0 3225 1159" draw:points="0,1159 3225,1159 1667,1159 1667,0">
          <text:p/>
        </draw:polyline>
        <draw:polyline draw:style-name="gr4" draw:text-style-name="P3" draw:layer="layout" svg:width="1.457cm" svg:height="1.065cm" svg:x="7.745cm" svg:y="1.735cm" svg:viewBox="0 0 1458 1066" draw:points="1458,0 0,0 0,1066">
          <text:p/>
        </draw:polyline>
        <draw:path draw:style-name="gr3" draw:text-style-name="P1" draw:layer="layout" svg:width="1.842cm" svg:height="1.843cm" svg:x="1.828cm" svg:y="2.801cm" svg:viewBox="0 0 1843 1844" svg:d="M921 0c522 0 921 399 921 921s-399 922-921 922-921-400-921-922 399-921 921-921zM0 0zM1843 1844z">
          <text:p/>
        </draw:path>
        <draw:path draw:style-name="gr2" draw:text-style-name="P2" draw:layer="layout" svg:width="1.841cm" svg:height="1.842cm" svg:x="1.828cm" svg:y="2.801cm" svg:viewBox="0 0 1842 1843" svg:d="M921 0c522 0 921 399 921 921s-399 922-921 922-921-400-921-922 399-921 921-921z">
          <text:p/>
        </draw:path>
        <draw:polygon draw:style-name="gr2" draw:text-style-name="P2" draw:layer="layout" svg:width="0cm" svg:height="0cm" svg:x="1.828cm" svg:y="2.801cm" svg:viewBox="0 0 0 0" draw:points="0,0">
          <text:p/>
        </draw:polygon>
        <draw:polygon draw:style-name="gr2" draw:text-style-name="P2" draw:layer="layout" svg:width="0cm" svg:height="0cm" svg:x="3.671cm" svg:y="4.645cm" svg:viewBox="0 0 0 0" draw:points="0,0">
          <text:p/>
        </draw:polygon>
        <draw:frame draw:style-name="gr5" draw:text-style-name="P4" draw:layer="layout" svg:width="0.375cm" svg:height="0.712cm" svg:x="2.563cm" svg:y="3.013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2.643cm" svg:y="3.724cm">
          <draw:text-box>
            <text:p><text:span text:style-name="T1">-</text:span></text:p>
          </draw:text-box>
        </draw:frame>
        <draw:polygon draw:style-name="gr2" draw:text-style-name="P2" draw:layer="layout" svg:width="0cm" svg:height="0cm" svg:x="11.372cm" svg:y="8.576cm" svg:viewBox="0 0 0 0" draw:points="0,0">
          <text:p/>
        </draw:polygon>
        <draw:polygon draw:style-name="gr2" draw:text-style-name="P2" draw:layer="layout" svg:width="0cm" svg:height="0cm" svg:x="13.215cm" svg:y="6.732cm" svg:viewBox="0 0 0 0" draw:points="0,0">
          <text:p/>
        </draw:polygon>
        <draw:frame draw:style-name="gr7" draw:text-style-name="P4" draw:layer="layout" svg:width="0.425cm" svg:height="0.712cm" svg:x="0.725cm" svg:y="3.244cm">
          <draw:text-box>
            <text:p><text:span text:style-name="T1">V</text:span></text:p>
          </draw:text-box>
        </draw:frame>
        <draw:frame draw:style-name="gr8" draw:text-style-name="P5" draw:layer="layout" svg:width="0.205cm" svg:height="0.412cm" svg:x="1.148cm" svg:y="3.696cm">
          <draw:text-box>
            <text:p><text:span text:style-name="T2">s</text:span></text:p>
          </draw:text-box>
        </draw:frame>
        <draw:frame draw:style-name="gr9" draw:text-style-name="P4" draw:layer="layout" svg:width="0.18cm" svg:height="0.712cm" svg:x="13.208cm" svg:y="4.191cm">
          <draw:text-box>
            <text:p><text:span text:style-name="T1">I</text:span></text:p>
          </draw:text-box>
        </draw:frame>
        <draw:frame draw:style-name="gr8" draw:text-style-name="P5" draw:layer="layout" svg:width="0.205cm" svg:height="0.412cm" svg:x="13.386cm" svg:y="4.643cm">
          <draw:text-box>
            <text:p><text:span text:style-name="T2">b</text:span></text:p>
          </draw:text-box>
        </draw:frame>
        <draw:frame draw:style-name="gr10" draw:text-style-name="P4" draw:layer="layout" svg:width="1.154cm" svg:height="0.712cm" svg:x="13.589cm" svg:y="4.191cm">
          <draw:text-box>
            <text:p><text:span text:style-name="T1"><text:s/></text:span><text:span text:style-name="T1">= K</text:span></text:p>
          </draw:text-box>
        </draw:frame>
        <draw:frame draw:style-name="gr8" draw:text-style-name="P5" draw:layer="layout" svg:width="0.205cm" svg:height="0.412cm" svg:x="14.74cm" svg:y="4.643cm">
          <draw:text-box>
            <text:p><text:span text:style-name="T2">b</text:span></text:p>
          </draw:text-box>
        </draw:frame>
        <draw:frame draw:style-name="gr11" draw:text-style-name="P4" draw:layer="layout" svg:width="0.603cm" svg:height="0.712cm" svg:x="14.943cm" svg:y="4.191cm">
          <draw:text-box>
            <text:p><text:span text:style-name="T1"><text:s/></text:span><text:span text:style-name="T1">V</text:span></text:p>
          </draw:text-box>
        </draw:frame>
        <draw:frame draw:style-name="gr8" draw:text-style-name="P5" draw:layer="layout" svg:width="0.205cm" svg:height="0.412cm" svg:x="15.544cm" svg:y="4.643cm">
          <draw:text-box>
            <text:p><text:span text:style-name="T2">b</text:span></text:p>
          </draw:text-box>
        </draw:frame>
        <draw:path draw:style-name="gr12" draw:text-style-name="P1" draw:layer="layout" svg:width="2.153cm" svg:height="2.573cm" svg:x="11.202cm" svg:y="2.39cm" svg:viewBox="0 0 2154 2574" svg:d="M1077 0l1077 1287-1077 1287-1077-1287zM0 0zM2154 2574z">
          <text:p/>
        </draw:path>
        <draw:polygon draw:style-name="gr2" draw:text-style-name="P2" draw:layer="layout" svg:width="2.153cm" svg:height="2.573cm" svg:x="11.202cm" svg:y="2.39cm" svg:viewBox="0 0 2154 2574" draw:points="1077,0 2154,1287 1077,2574 0,1287">
          <text:p/>
        </draw:polygon>
        <draw:polygon draw:style-name="gr2" draw:text-style-name="P2" draw:layer="layout" svg:width="0cm" svg:height="0cm" svg:x="11.202cm" svg:y="2.39cm" svg:viewBox="0 0 0 0" draw:points="0,0">
          <text:p/>
        </draw:polygon>
        <draw:polygon draw:style-name="gr2" draw:text-style-name="P2" draw:layer="layout" svg:width="0cm" svg:height="0cm" svg:x="13.356cm" svg:y="4.964cm" svg:viewBox="0 0 0 0" draw:points="0,0">
          <text:p/>
        </draw:polygon>
        <draw:line draw:style-name="gr13" draw:text-style-name="P3" draw:layer="layout" svg:x1="12.277cm" svg:y1="3.425cm" svg:x2="12.277cm" svg:y2="4.403cm">
          <text:p/>
        </draw:line>
        <draw:polygon draw:style-name="gr14" draw:text-style-name="P6" draw:layer="layout" svg:width="0.199cm" svg:height="0.299cm" svg:x="12.177cm" svg:y="3.138cm" svg:viewBox="0 0 200 300" draw:points="100,0 0,300 200,300">
          <text:p/>
        </draw:polygon>
        <draw:path draw:style-name="gr12" draw:text-style-name="P1" draw:layer="layout" svg:width="2.153cm" svg:height="2.573cm" svg:x="6.659cm" svg:y="6.427cm" svg:viewBox="0 0 2154 2574" svg:d="M1077 0l1077 1287-1077 1287-1077-1287zM0 0zM2154 2574z">
          <text:p/>
        </draw:path>
        <draw:polygon draw:style-name="gr2" draw:text-style-name="P2" draw:layer="layout" svg:width="2.153cm" svg:height="2.573cm" svg:x="6.659cm" svg:y="6.427cm" svg:viewBox="0 0 2154 2574" draw:points="1077,0 2154,1287 1077,2574 0,1287">
          <text:p/>
        </draw:polygon>
        <draw:polygon draw:style-name="gr2" draw:text-style-name="P2" draw:layer="layout" svg:width="0cm" svg:height="0cm" svg:x="6.659cm" svg:y="6.427cm" svg:viewBox="0 0 0 0" draw:points="0,0">
          <text:p/>
        </draw:polygon>
        <draw:polygon draw:style-name="gr2" draw:text-style-name="P2" draw:layer="layout" svg:width="0cm" svg:height="0cm" svg:x="8.812cm" svg:y="9.001cm" svg:viewBox="0 0 0 0" draw:points="0,0">
          <text:p/>
        </draw:polygon>
        <draw:frame draw:style-name="gr5" draw:text-style-name="P4" draw:layer="layout" svg:width="0.375cm" svg:height="0.712cm" svg:x="7.549cm" svg:y="7.004cm">
          <draw:text-box>
            <text:p><text:span text:style-name="T1">+</text:span></text:p>
          </draw:text-box>
        </draw:frame>
        <draw:frame draw:style-name="gr6" draw:text-style-name="P4" draw:layer="layout" svg:width="0.214cm" svg:height="0.712cm" svg:x="7.63cm" svg:y="7.715cm">
          <draw:text-box>
            <text:p><text:span text:style-name="T1">-</text:span></text:p>
          </draw:text-box>
        </draw:frame>
        <draw:frame draw:style-name="gr7" draw:text-style-name="P4" draw:layer="layout" svg:width="0.425cm" svg:height="0.712cm" svg:x="8.33cm" svg:y="8.714cm">
          <draw:text-box>
            <text:p><text:span text:style-name="T1">V</text:span></text:p>
          </draw:text-box>
        </draw:frame>
        <draw:frame draw:style-name="gr8" draw:text-style-name="P5" draw:layer="layout" svg:width="0.205cm" svg:height="0.412cm" svg:x="8.753cm" svg:y="9.166cm">
          <draw:text-box>
            <text:p><text:span text:style-name="T2">d</text:span></text:p>
          </draw:text-box>
        </draw:frame>
        <draw:frame draw:style-name="gr10" draw:text-style-name="P4" draw:layer="layout" svg:width="1.154cm" svg:height="0.712cm" svg:x="8.939cm" svg:y="8.714cm">
          <draw:text-box>
            <text:p><text:span text:style-name="T1"><text:s/></text:span><text:span text:style-name="T1">= K</text:span></text:p>
          </draw:text-box>
        </draw:frame>
        <draw:frame draw:style-name="gr8" draw:text-style-name="P5" draw:layer="layout" svg:width="0.205cm" svg:height="0.412cm" svg:x="10.09cm" svg:y="9.166cm">
          <draw:text-box>
            <text:p><text:span text:style-name="T2">d</text:span></text:p>
          </draw:text-box>
        </draw:frame>
        <draw:frame draw:style-name="gr15" draw:text-style-name="P4" draw:layer="layout" svg:width="0.358cm" svg:height="0.712cm" svg:x="10.276cm" svg:y="8.714cm">
          <draw:text-box>
            <text:p><text:span text:style-name="T1"><text:s/></text:span><text:span text:style-name="T1">I</text:span></text:p>
          </draw:text-box>
        </draw:frame>
        <draw:frame draw:style-name="gr8" draw:text-style-name="P5" draw:layer="layout" svg:width="0.205cm" svg:height="0.412cm" svg:x="10.632cm" svg:y="9.166cm">
          <draw:text-box>
            <text:p><text:span text:style-name="T2">d</text:span></text:p>
          </draw:text-box>
        </draw:frame>
        <draw:frame draw:style-name="gr9" draw:text-style-name="P4" draw:layer="layout" svg:width="0.18cm" svg:height="0.712cm" svg:x="10.818cm" svg:y="8.714cm">
          <draw:text-box>
            <text:p><text:span text:style-name="T1"><text:s/></text:span></text:p>
          </draw:text-box>
        </draw:frame>
        <draw:polyline draw:style-name="gr4" draw:text-style-name="P3" draw:layer="layout" svg:width="1.658cm" svg:height="0.793cm" svg:x="6.078cm" svg:y="5.634cm" svg:viewBox="0 0 1659 794" draw:points="0,0 1659,0 1659,794">
          <text:p/>
        </draw:polyline>
        <draw:polyline draw:style-name="gr4" draw:text-style-name="P3" draw:layer="layout" svg:width="1.666cm" svg:height="1.065cm" svg:x="6.078cm" svg:y="1.735cm" svg:viewBox="0 0 1667 1066" draw:points="0,0 1667,0 1667,1066">
          <text:p/>
        </draw:polyline>
        <draw:polyline draw:style-name="gr4" draw:text-style-name="P3" draw:layer="layout" svg:width="1.401cm" svg:height="0.655cm" svg:x="10.877cm" svg:y="1.735cm" svg:viewBox="0 0 1402 656" draw:points="0,0 1402,0 1402,656">
          <text:p/>
        </draw:polyline>
        <draw:polygon draw:style-name="gr3" draw:text-style-name="P1" draw:layer="layout" svg:width="0.55cm" svg:height="1.674cm" svg:x="2.468cm" svg:y="6.8cm" svg:viewBox="0 0 551 1675" draw:points="551,838 551,1675 0,1675 0,0 551,0">
          <text:p/>
        </draw:polygon>
        <draw:polygon draw:style-name="gr2" draw:text-style-name="P2" draw:layer="layout" svg:width="0.55cm" svg:height="1.674cm" svg:x="2.468cm" svg:y="6.8cm" svg:viewBox="0 0 551 1675" draw:points="551,838 551,1675 0,1675 0,0 551,0">
          <text:p/>
        </draw:polygon>
        <draw:polyline draw:style-name="gr4" draw:text-style-name="P3" draw:layer="layout" svg:width="0.363cm" svg:height="1.034cm" svg:x="7.373cm" svg:y="9.001cm" svg:viewBox="0 0 364 1035" draw:points="0,1035 0,1035 364,1035 364,0">
          <text:p/>
        </draw:polyline>
        <draw:polyline draw:style-name="gr4" draw:text-style-name="P3" draw:layer="layout" svg:width="1.658cm" svg:height="1.165cm" svg:x="2.744cm" svg:y="5.634cm" svg:viewBox="0 0 1659 1166" draw:points="0,1166 0,0 1659,0">
          <text:p/>
        </draw:polyline>
        <draw:polyline draw:style-name="gr4" draw:text-style-name="P3" draw:layer="layout" svg:width="4.628cm" svg:height="1.56cm" svg:x="2.744cm" svg:y="8.475cm" svg:viewBox="0 0 4629 1561" draw:points="0,0 0,1561 4629,1561">
          <text:p/>
        </draw:polyline>
        <draw:frame draw:style-name="gr16" draw:text-style-name="P4" draw:layer="layout" svg:width="0.459cm" svg:height="0.712cm" svg:x="9.829cm" svg:y="4.647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10.288cm" svg:y="4.947cm">
          <draw:text-box>
            <text:p><text:span text:style-name="T2">5</text:span></text:p>
          </draw:text-box>
        </draw:frame>
        <draw:frame draw:style-name="gr16" draw:text-style-name="P4" draw:layer="layout" svg:width="0.459cm" svg:height="0.712cm" svg:x="4.95cm" svg:y="6.036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5.407cm" svg:y="6.488cm">
          <draw:text-box>
            <text:p><text:span text:style-name="T2">4</text:span></text:p>
          </draw:text-box>
        </draw:frame>
        <draw:frame draw:style-name="gr16" draw:text-style-name="P4" draw:layer="layout" svg:width="0.459cm" svg:height="0.712cm" svg:x="8.11cm" svg:y="3.355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8.567cm" svg:y="3.807cm">
          <draw:text-box>
            <text:p><text:span text:style-name="T2">3</text:span></text:p>
          </draw:text-box>
        </draw:frame>
        <draw:frame draw:style-name="gr16" draw:text-style-name="P4" draw:layer="layout" svg:width="0.459cm" svg:height="0.712cm" svg:x="9.772cm" svg:y="2.137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10.229cm" svg:y="2.589cm">
          <draw:text-box>
            <text:p><text:span text:style-name="T2">2</text:span></text:p>
          </draw:text-box>
        </draw:frame>
        <draw:frame draw:style-name="gr17" draw:text-style-name="P5" draw:layer="layout" svg:width="0.104cm" svg:height="0.412cm" svg:x="1.223cm" svg:y="7.622cm">
          <draw:text-box>
            <text:p><text:span text:style-name="T2"><text:s/></text:span></text:p>
          </draw:text-box>
        </draw:frame>
        <draw:frame draw:style-name="gr16" draw:text-style-name="P4" draw:layer="layout" svg:width="0.459cm" svg:height="0.712cm" svg:x="1.325cm" svg:y="7.17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1.782cm" svg:y="7.622cm">
          <draw:text-box>
            <text:p><text:span text:style-name="T2">6</text:span></text:p>
          </draw:text-box>
        </draw:frame>
        <draw:path draw:style-name="gr3" draw:text-style-name="P1" draw:layer="layout" svg:width="0.234cm" svg:height="0.258cm" svg:x="7.611cm" svg:y="5.534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1cm" svg:y="5.534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1cm" svg:y="5.534cm" svg:viewBox="0 0 0 0" draw:points="0,0">
          <text:p/>
        </draw:polygon>
        <draw:polygon draw:style-name="gr2" draw:text-style-name="P2" draw:layer="layout" svg:width="0cm" svg:height="0cm" svg:x="7.846cm" svg:y="5.793cm" svg:viewBox="0 0 0 0" draw:points="0,0">
          <text:p/>
        </draw:polygon>
        <draw:path draw:style-name="gr3" draw:text-style-name="P1" draw:layer="layout" svg:width="0.234cm" svg:height="0.258cm" svg:x="12.168cm" svg:y="5.526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12.168cm" svg:y="5.521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12.111cm" svg:y="5.535cm" svg:viewBox="0 0 0 0" draw:points="0,0">
          <text:p/>
        </draw:polygon>
        <draw:polygon draw:style-name="gr2" draw:text-style-name="P2" draw:layer="layout" svg:width="0cm" svg:height="0cm" svg:x="12.346cm" svg:y="5.794cm" svg:viewBox="0 0 0 0" draw:points="0,0">
          <text:p/>
        </draw:polygon>
        <draw:path draw:style-name="gr3" draw:text-style-name="P1" draw:layer="layout" svg:width="0.234cm" svg:height="0.258cm" svg:x="7.612cm" svg:y="9.893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2cm" svg:y="9.893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2cm" svg:y="9.893cm" svg:viewBox="0 0 0 0" draw:points="0,0">
          <text:p/>
        </draw:polygon>
        <draw:polygon draw:style-name="gr2" draw:text-style-name="P2" draw:layer="layout" svg:width="0cm" svg:height="0cm" svg:x="7.847cm" svg:y="10.152cm" svg:viewBox="0 0 0 0" draw:points="0,0">
          <text:p/>
        </draw:polygon>
        <draw:path draw:style-name="gr3" draw:text-style-name="P1" draw:layer="layout" svg:width="0.234cm" svg:height="0.258cm" svg:x="7.612cm" svg:y="1.636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7.612cm" svg:y="1.636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7.612cm" svg:y="1.636cm" svg:viewBox="0 0 0 0" draw:points="0,0">
          <text:p/>
        </draw:polygon>
        <draw:polygon draw:style-name="gr2" draw:text-style-name="P2" draw:layer="layout" svg:width="0cm" svg:height="0cm" svg:x="7.847cm" svg:y="1.895cm" svg:viewBox="0 0 0 0" draw:points="0,0">
          <text:p/>
        </draw:polygon>
        <draw:path draw:style-name="gr3" draw:text-style-name="P1" draw:layer="layout" svg:width="0.234cm" svg:height="0.258cm" svg:x="2.612cm" svg:y="5.535cm" svg:viewBox="0 0 235 259" svg:d="M117 0c66 0 117 56 117 129s-51 129-117 129-117-56-117-129 51-129 117-129zM0 0zM235 259z">
          <text:p/>
        </draw:path>
        <draw:path draw:style-name="gr2" draw:text-style-name="P2" draw:layer="layout" svg:width="0.233cm" svg:height="0.257cm" svg:x="2.612cm" svg:y="5.535cm" svg:viewBox="0 0 234 258" svg:d="M117 0c66 0 117 56 117 129s-51 129-117 129-117-56-117-129 51-129 117-129z">
          <text:p/>
        </draw:path>
        <draw:polygon draw:style-name="gr2" draw:text-style-name="P2" draw:layer="layout" svg:width="0cm" svg:height="0cm" svg:x="2.612cm" svg:y="5.535cm" svg:viewBox="0 0 0 0" draw:points="0,0">
          <text:p/>
        </draw:polygon>
        <draw:polygon draw:style-name="gr2" draw:text-style-name="P2" draw:layer="layout" svg:width="0cm" svg:height="0cm" svg:x="2.847cm" svg:y="5.794cm" svg:viewBox="0 0 0 0" draw:points="0,0">
          <text:p/>
        </draw:polygon>
        <draw:frame draw:style-name="gr5" draw:text-style-name="P4" draw:layer="layout" svg:width="0.375cm" svg:height="0.712cm" svg:x="6.687cm" svg:y="2.55cm">
          <draw:text-box>
            <text:p><text:span text:style-name="T1">+</text:span></text:p>
          </draw:text-box>
        </draw:frame>
        <draw:frame draw:style-name="gr7" draw:text-style-name="P4" draw:layer="layout" svg:width="0.425cm" svg:height="0.712cm" svg:x="6.687cm" svg:y="3.261cm">
          <draw:text-box>
            <text:p><text:span text:style-name="T1">V</text:span></text:p>
          </draw:text-box>
        </draw:frame>
        <draw:frame draw:style-name="gr8" draw:text-style-name="P5" draw:layer="layout" svg:width="0.205cm" svg:height="0.412cm" svg:x="7.11cm" svg:y="3.713cm">
          <draw:text-box>
            <text:p><text:span text:style-name="T2">b</text:span></text:p>
          </draw:text-box>
        </draw:frame>
        <draw:frame draw:style-name="gr6" draw:text-style-name="P4" draw:layer="layout" svg:width="0.214cm" svg:height="0.712cm" svg:x="6.687cm" svg:y="4.124cm">
          <draw:text-box>
            <text:p><text:span text:style-name="T1">-</text:span></text:p>
          </draw:text-box>
        </draw:frame>
        <draw:line draw:style-name="gr13" draw:text-style-name="P3" draw:layer="layout" svg:x1="3.389cm" svg:y1="6.8cm" svg:x2="3.389cm" svg:y2="8.257cm">
          <text:p/>
        </draw:line>
        <draw:polygon draw:style-name="gr14" draw:text-style-name="P6" draw:layer="layout" svg:width="0.299cm" svg:height="0.449cm" svg:x="3.239cm" svg:y="8.237cm" svg:viewBox="0 0 300 450" draw:points="150,450 300,0 0,0">
          <text:p/>
        </draw:polygon>
        <draw:frame draw:style-name="gr9" draw:text-style-name="P4" draw:layer="layout" svg:width="0.18cm" svg:height="0.712cm" svg:x="3.482cm" svg:y="7.175cm">
          <draw:text-box>
            <text:p><text:span text:style-name="T1">I</text:span></text:p>
          </draw:text-box>
        </draw:frame>
        <draw:frame draw:style-name="gr8" draw:text-style-name="P5" draw:layer="layout" svg:width="0.205cm" svg:height="0.412cm" svg:x="3.66cm" svg:y="7.627cm">
          <draw:text-box>
            <text:p><text:span text:style-name="T2">d</text:span></text:p>
          </draw:text-box>
        </draw:frame>
        <draw:frame draw:style-name="gr18" draw:text-style-name="P4" draw:layer="layout" svg:width="0.353cm" svg:height="0.712cm" svg:x="2.201cm" svg:y="0.617cm">
          <draw:text-box>
            <text:p><text:span text:style-name="T1">1</text:span></text:p>
          </draw:text-box>
        </draw:frame>
        <draw:frame draw:style-name="gr18" draw:text-style-name="P4" draw:layer="layout" svg:width="0.353cm" svg:height="0.712cm" svg:x="7.658cm" svg:y="0.617cm">
          <draw:text-box>
            <text:p><text:span text:style-name="T1">2</text:span></text:p>
          </draw:text-box>
        </draw:frame>
        <draw:frame draw:style-name="gr18" draw:text-style-name="P4" draw:layer="layout" svg:width="0.353cm" svg:height="0.712cm" svg:x="12.794cm" svg:y="0.617cm">
          <draw:text-box>
            <text:p><text:span text:style-name="T1">3</text:span></text:p>
          </draw:text-box>
        </draw:frame>
        <draw:frame draw:style-name="gr18" draw:text-style-name="P4" draw:layer="layout" svg:width="0.353cm" svg:height="0.712cm" svg:x="8.308cm" svg:y="4.799cm">
          <draw:text-box>
            <text:p><text:span text:style-name="T1">5</text:span></text:p>
          </draw:text-box>
        </draw:frame>
        <draw:frame draw:style-name="gr18" draw:text-style-name="P4" draw:layer="layout" svg:width="0.353cm" svg:height="0.712cm" svg:x="12.86cm" svg:y="4.891cm">
          <draw:text-box>
            <text:p><text:span text:style-name="T1">6</text:span></text:p>
          </draw:text-box>
        </draw:frame>
        <draw:frame draw:style-name="gr18" draw:text-style-name="P4" draw:layer="layout" svg:width="0.353cm" svg:height="0.712cm" svg:x="7.917cm" svg:y="10.187cm">
          <draw:text-box>
            <text:p><text:span text:style-name="T1">8</text:span></text:p>
          </draw:text-box>
        </draw:frame>
        <draw:polygon draw:style-name="gr19" draw:text-style-name="P7" draw:layer="layout" svg:width="0.749cm" svg:height="0.801cm" svg:x="2.348cm" svg:y="1.387cm" svg:viewBox="0 0 750 802" draw:points="375,802 0,802 0,0 750,0 750,802">
          <text:p/>
        </draw:polygon>
        <draw:polygon draw:style-name="gr19" draw:text-style-name="P7" draw:layer="layout" svg:width="0.749cm" svg:height="0.801cm" svg:x="7.341cm" svg:y="1.35cm" svg:viewBox="0 0 750 802" draw:points="375,802 0,802 0,0 750,0 750,802">
          <text:p/>
        </draw:polygon>
        <draw:polygon draw:style-name="gr19" draw:text-style-name="P7" draw:layer="layout" svg:width="0.749cm" svg:height="0.801cm" svg:x="11.916cm" svg:y="1.343cm" svg:viewBox="0 0 750 802" draw:points="375,802 0,802 0,0 750,0 750,802">
          <text:p/>
        </draw:polygon>
        <draw:polygon draw:style-name="gr19" draw:text-style-name="P7" draw:layer="layout" svg:width="0.749cm" svg:height="0.801cm" svg:x="7.356cm" svg:y="5.261cm" svg:viewBox="0 0 750 802" draw:points="375,802 0,802 0,0 750,0 750,802">
          <text:p/>
        </draw:polygon>
        <draw:polygon draw:style-name="gr19" draw:text-style-name="P7" draw:layer="layout" svg:width="0.749cm" svg:height="0.801cm" svg:x="2.357cm" svg:y="5.26cm" svg:viewBox="0 0 750 802" draw:points="375,802 0,802 0,0 750,0 750,802">
          <text:p/>
        </draw:polygon>
        <draw:polygon draw:style-name="gr19" draw:text-style-name="P7" draw:layer="layout" svg:width="0.749cm" svg:height="0.801cm" svg:x="11.85cm" svg:y="5.268cm" svg:viewBox="0 0 750 802" draw:points="375,802 0,802 0,0 750,0 750,802">
          <text:p/>
        </draw:polygon>
        <draw:polygon draw:style-name="gr19" draw:text-style-name="P7" draw:layer="layout" svg:width="0.432cm" svg:height="0.441cm" svg:x="7.51cm" svg:y="9.8cm" svg:viewBox="0 0 433 442" draw:points="217,442 0,442 0,0 433,0 433,442">
          <text:p/>
        </draw:polygon>
        <draw:frame draw:style-name="gr16" draw:text-style-name="P4" draw:layer="layout" svg:width="0.459cm" svg:height="0.712cm" svg:x="4.961cm" svg:y="2.123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5.418cm" svg:y="2.575cm">
          <draw:text-box>
            <text:p><text:span text:style-name="T2">1</text:span></text:p>
          </draw:text-box>
        </draw:frame>
        <draw:frame draw:style-name="gr16" draw:text-style-name="P4" draw:layer="layout" svg:width="0.459cm" svg:height="0.712cm" svg:x="4.961cm" svg:y="2.123cm">
          <draw:text-box>
            <text:p><text:span text:style-name="T1">R</text:span></text:p>
          </draw:text-box>
        </draw:frame>
        <draw:frame draw:style-name="gr8" draw:text-style-name="P5" draw:layer="layout" svg:width="0.205cm" svg:height="0.412cm" svg:x="5.418cm" svg:y="2.575cm">
          <draw:text-box>
            <text:p><text:span text:style-name="T2">1</text:span></text:p>
          </draw:text-box>
        </draw:frame>
        <draw:polygon draw:style-name="gr3" draw:text-style-name="P1" draw:layer="layout" svg:width="0.55cm" svg:height="1.674cm" draw:transform="rotate (1.5707963267949) translate (4.39936455186304cm 10.3281573999128cm)" svg:viewBox="0 0 551 1675" draw:points="551,838 551,1675 0,1675 0,0 551,0">
          <text:p/>
        </draw:polygon>
        <draw:polygon draw:style-name="gr19" draw:text-style-name="P7" draw:layer="layout" svg:width="0.749cm" svg:height="0.801cm" svg:x="2.405cm" svg:y="9.637cm" svg:viewBox="0 0 750 802" draw:points="375,802 0,802 0,0 750,0 750,802">
          <text:p/>
        </draw:polygon>
        <draw:frame draw:style-name="gr18" draw:text-style-name="P4" draw:layer="layout" svg:width="0.353cm" svg:height="0.712cm" svg:x="3.396cm" svg:y="9.02cm">
          <draw:text-box>
            <text:p><text:span text:style-name="T1">7</text:span></text:p>
          </draw:text-box>
        </draw:frame>
        <draw:frame draw:style-name="gr17" draw:text-style-name="P5" draw:layer="layout" svg:width="0.104cm" svg:height="0.412cm" svg:x="4.852cm" svg:y="10.92cm">
          <draw:text-box>
            <text:p><text:span text:style-name="T2"><text:s/></text:span></text:p>
          </draw:text-box>
        </draw:frame>
        <draw:frame draw:style-name="gr16" draw:text-style-name="P4" draw:layer="layout" svg:width="0.459cm" svg:height="0.712cm" svg:x="4.954cm" svg:y="10.468cm">
          <draw:text-box>
            <text:p><text:span text:style-name="T1">R</text:span></text:p>
          </draw:text-box>
        </draw:frame>
        <draw:frame draw:style-name="gr20" draw:text-style-name="P5" draw:layer="layout" svg:width="0.205cm" svg:height="0.823cm" svg:x="5.411cm" svg:y="10.92cm">
          <draw:text-box>
            <text:p><text:span text:style-name="T2">7</text:span></text:p>
            <text:p><text:span text:style-name="T2"/></text:p>
          </draw:text-box>
        </draw:frame>
        <draw:line draw:style-name="gr21" draw:text-style-name="P8" draw:layer="layout" svg:x1="10.993cm" svg:y1="5.672cm" svg:x2="12.161cm" svg:y2="5.676cm">
          <text:p/>
        </draw:line>
        <draw:line draw:style-name="gr21" draw:text-style-name="P8" draw:layer="layout" svg:x1="12.274cm" svg:y1="4.956cm" svg:x2="12.275cm" svg:y2="5.575cm">
          <text:p/>
        </draw:line>
        <draw:custom-shape draw:style-name="gr22" draw:text-style-name="P9" draw:layer="layout" svg:width="0.93cm" svg:height="0.129cm" svg:x="1.369cm" svg:y="5.6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091cm" svg:height="0.771cm" svg:x="1.293cm" svg:y="5.2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091cm" svg:height="0.59cm" svg:x="1.149cm" svg:y="5.3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099cm" svg:height="0.204cm" svg:x="0.983cm" svg:y="5.5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5T15:11:55.579680953</dc:date>
    <meta:editing-duration>PT28M37S</meta:editing-duration>
    <meta:editing-cycles>7</meta:editing-cycles>
    <meta:generator>LibreOffice/6.4.6.2$Linux_X86_64 LibreOffice_project/40$Build-2</meta:generator>
    <meta:document-statistic meta:object-count="125"/>
  </office:meta>
</office:document-meta>
</file>